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6808" officeooo:paragraph-rsid="0004c637"/>
    </style:style>
    <style:style style:name="P2" style:family="paragraph" style:parent-style-name="Standard">
      <style:text-properties officeooo:rsid="000635e8" officeooo:paragraph-rsid="000635e8"/>
    </style:style>
    <style:style style:name="P3" style:family="paragraph" style:parent-style-name="Standard">
      <style:text-properties officeooo:rsid="0006c002" officeooo:paragraph-rsid="0006c002"/>
    </style:style>
    <style:style style:name="P4" style:family="paragraph" style:parent-style-name="Standard">
      <style:text-properties officeooo:rsid="00085761" officeooo:paragraph-rsid="00085761"/>
    </style:style>
    <style:style style:name="P5" style:family="paragraph" style:parent-style-name="Standard">
      <style:text-properties officeooo:rsid="0004c637" officeooo:paragraph-rsid="0004c637"/>
    </style:style>
    <style:style style:name="P6" style:family="paragraph" style:parent-style-name="Standard">
      <style:text-properties officeooo:rsid="00098ee4" officeooo:paragraph-rsid="00098ee4"/>
    </style:style>
    <style:style style:name="P7" style:family="paragraph" style:parent-style-name="Standard">
      <style:text-properties officeooo:rsid="000b05cd" officeooo:paragraph-rsid="000b05cd"/>
    </style:style>
    <style:style style:name="P8" style:family="paragraph" style:parent-style-name="Standard">
      <style:text-properties officeooo:rsid="000cb461" officeooo:paragraph-rsid="000cb461"/>
    </style:style>
    <style:style style:name="P9" style:family="paragraph" style:parent-style-name="Standard">
      <style:text-properties officeooo:rsid="000cc804" officeooo:paragraph-rsid="000cc804"/>
    </style:style>
    <style:style style:name="P10" style:family="paragraph" style:parent-style-name="Standard">
      <style:text-properties officeooo:rsid="000dda00" officeooo:paragraph-rsid="000dda00"/>
    </style:style>
    <style:style style:name="P11" style:family="paragraph" style:parent-style-name="Standard">
      <style:text-properties officeooo:rsid="0010070d" officeooo:paragraph-rsid="0010070d"/>
    </style:style>
    <style:style style:name="P12" style:family="paragraph" style:parent-style-name="Standard">
      <style:text-properties officeooo:rsid="00106a2e" officeooo:paragraph-rsid="00106a2e"/>
    </style:style>
    <style:style style:name="P13" style:family="paragraph" style:parent-style-name="Standard">
      <style:text-properties officeooo:rsid="001095fe" officeooo:paragraph-rsid="001095fe"/>
    </style:style>
    <style:style style:name="P14" style:family="paragraph" style:parent-style-name="Standard">
      <style:text-properties officeooo:rsid="0011eef1" officeooo:paragraph-rsid="0011eef1"/>
    </style:style>
    <style:style style:name="P15" style:family="paragraph" style:parent-style-name="Standard">
      <style:text-properties officeooo:rsid="0014befc" officeooo:paragraph-rsid="0014befc"/>
    </style:style>
    <style:style style:name="P16" style:family="paragraph" style:parent-style-name="Standard">
      <style:text-properties officeooo:rsid="00150cdb" officeooo:paragraph-rsid="00150cdb"/>
    </style:style>
    <style:style style:name="P17" style:family="paragraph" style:parent-style-name="Standard">
      <style:text-properties officeooo:rsid="0015569f" officeooo:paragraph-rsid="0015569f"/>
    </style:style>
    <style:style style:name="P18" style:family="paragraph" style:parent-style-name="Standard">
      <style:text-properties officeooo:rsid="0016280e" officeooo:paragraph-rsid="0016280e"/>
    </style:style>
    <style:style style:name="P19" style:family="paragraph" style:parent-style-name="Standard">
      <style:text-properties officeooo:rsid="0016280e" officeooo:paragraph-rsid="0016280e"/>
    </style:style>
    <style:style style:name="P20" style:family="paragraph" style:parent-style-name="Standard">
      <style:text-properties officeooo:rsid="001628e8" officeooo:paragraph-rsid="001628e8"/>
    </style:style>
    <style:style style:name="P21" style:family="paragraph" style:parent-style-name="Standard">
      <style:text-properties officeooo:rsid="001739b1" officeooo:paragraph-rsid="001739b1"/>
    </style:style>
    <style:style style:name="P22" style:family="paragraph">
      <loext:graphic-properties draw:fill-color="#000000"/>
    </style:style>
    <style:style style:name="P23" style:family="paragraph">
      <loext:graphic-properties draw:fill-color="#000000" draw:opacity="100%"/>
    </style:style>
    <style:style style:name="T1" style:family="text">
      <style:text-properties officeooo:rsid="0004c637"/>
    </style:style>
    <style:style style:name="T2" style:family="text">
      <style:text-properties officeooo:rsid="000b05cd"/>
    </style:style>
    <style:style style:name="T3" style:family="text">
      <style:text-properties officeooo:rsid="0010070d"/>
    </style:style>
    <style:style style:name="T4" style:family="text">
      <style:text-properties officeooo:rsid="001095fe"/>
    </style:style>
    <style:style style:name="T5" style:family="text">
      <style:text-properties officeooo:rsid="0011eef1"/>
    </style:style>
    <style:style style:name="T6" style:family="text">
      <style:text-properties officeooo:rsid="0015569f"/>
    </style:style>
    <style:style style:name="T7" style:family="text">
      <style:text-properties officeooo:rsid="0018a656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0.639cm" fo:min-width="0.1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0.679cm" fo:min-width="0.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0.621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000000" draw:textarea-horizontal-align="justify" draw:textarea-vertical-align="middle" draw:auto-grow-height="false" fo:min-height="0.679cm" fo:min-width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-color="#000000" draw:textarea-horizontal-align="justify" draw:textarea-vertical-align="middle" draw:auto-grow-height="false" fo:min-height="0.67cm" fo:min-width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000000" draw:textarea-horizontal-align="justify" draw:textarea-vertical-align="middle" draw:auto-grow-height="false" fo:min-height="0.621cm" fo:min-width="0.1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000000" draw:textarea-horizontal-align="justify" draw:textarea-vertical-align="middle" draw:auto-grow-height="false" fo:min-height="0.58cm" fo:min-width="0.0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-color="#000000" draw:opacity="100%" draw:textarea-horizontal-align="justify" draw:textarea-vertical-align="middle" draw:auto-grow-height="false" fo:min-height="0.58cm" fo:min-width="0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000000" draw:fill-color="#000000" draw:textarea-horizontal-align="justify" draw:textarea-vertical-align="middle" draw:auto-grow-height="false" fo:min-height="0.626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color="#000000" draw:fill-color="#000000" draw:textarea-horizontal-align="justify" draw:textarea-vertical-align="middle" draw:auto-grow-height="false" fo:min-height="3.59cm" fo:min-width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color="#000000" draw:fill-color="#000000" draw:textarea-horizontal-align="justify" draw:textarea-vertical-align="middle" draw:auto-grow-height="false" fo:min-height="2.037cm" fo:min-width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18cm" svg:stroke-color="#000000" draw:marker-start="Arrow" draw:marker-start-width="0.379cm" draw:marker-end="" draw:marker-end-width="0.379cm" draw:fill-color="#000000" draw:textarea-horizontal-align="justify" draw:textarea-vertical-align="middle" draw:auto-grow-height="false" fo:min-height="2.104cm" fo:min-width="0.236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de JavaScript do curso em video com Prof: Gustavo Guanabara</text:p>
      <text:p text:style-name="P1"/>
      <text:p text:style-name="P5">Variáveis </text:p>
      <text:p text:style-name="P1"/>
      <text:p text:style-name="P3">O nome que são dados para as variáveis são chamados de identificadores e eles tem regras para serem declarados.</text:p>
      <text:p text:style-name="P3"/>
      <text:p text:style-name="P3">Primeira: Podem começar com uma letra um $ ou com _.</text:p>
      <text:p text:style-name="P3">Segunda: Não podem começar com números.</text:p>
      <text:p text:style-name="P3">Terceiro: É possível usar letras e números.</text:p>
      <text:p text:style-name="P3">Quarto: É possível usar acentos e símbolos.</text:p>
      <text:p text:style-name="P3">Quinto: Elas não podem conter espaços.</text:p>
      <text:p text:style-name="P3">Sexto: Não podem ser palavras reservadas.</text:p>
      <text:p text:style-name="P3"/>
      <text:p text:style-name="P2">Podemos declarar variáveis de 3 maneiras diferentes:</text:p>
      <text:p text:style-name="P2"/>
      <text:p text:style-name="P2">let</text:p>
      <text:p text:style-name="P2">const</text:p>
      <text:p text:style-name="P2">var </text:p>
      <text:p text:style-name="P2"/>
      <text:p text:style-name="P4">Existem 3 tipos de dados primitivos primordiais no JavaScript, strings, number e boolean </text:p>
      <text:p text:style-name="P4"/>
      <text:p text:style-name="P4">Obs; Para descobrir o tipo de dado que você esta trabalhando você pode usar o comando “typeof”.</text:p>
      <text:p text:style-name="P1"/>
      <text:p text:style-name="P1"><text:span text:style-name="T1">O sinal de receber no JavaScript é “=” e serve para você introduzir um valor para suas variáveis </text:span><text:s/></text:p>
      <text:p text:style-name="P1"/>
      <text:p text:style-name="P2">Como retirar o valor de uma variável no JavaScript? </text:p>
      <text:p text:style-name="P2">Nome da variável = null </text:p>
      <text:p text:style-name="P2"/>
      <text:p text:style-name="P2">No JavaScript podemos utilizar 3 tipos diferentes de delimitar uma string, cada uma tem sua utilidades para diferentes tipos de usos. </text:p>
      <text:p text:style-name="P2"/>
      <text:p text:style-name="P2">“”</text:p>
      <text:p text:style-name="P2">‘’</text:p>
      <text:p text:style-name="P2">´´</text:p>
      <text:p text:style-name="P2"/>
      <text:p text:style-name="P6">Conversão de number para string. Pode ser feita de duas maneiras:</text:p>
      <text:p text:style-name="P6"/>
      <text:p text:style-name="P6">Primeira = String(n)</text:p>
      <text:p text:style-name="P6">Segunda = n.ToString()</text:p>
      <text:p text:style-name="P6"/>
      <text:p text:style-name="P6">Conversão de para tipo number. Pode ser feita de tres maneiras: </text:p>
      <text:p text:style-name="P6"/>
      <text:p text:style-name="P6"><text:span text:style-name="T2">Números inteiros</text:span> = Number.<text:span text:style-name="T2">parseInt(n)</text:span></text:p>
      <text:p text:style-name="P7">Números reais = Number.parseFloat(n)</text:p>
      <text:p text:style-name="P7">Para que o próprio JavaScript leia o tipo de numero = Number(n)</text:p>
      <text:p text:style-name="P7"/>
      <text:p text:style-name="P8">Comando para transformar em BRL, Real brasileiro. </text:p>
      <text:p text:style-name="P8"/>
      <text:p text:style-name="P8">n1.toLocaleString('pt-BR', {style: 'currency', currency: 'BRL'})</text:p>
      <text:p text:style-name="P8"/>
      <text:p text:style-name="P8"/>
      <text:p text:style-name="P9"><text:soft-page-break/>Operadores <text:span text:style-name="T3">aritméticos </text:span></text:p>
      <text:p text:style-name="P9"/>
      <text:p text:style-name="P9">Soma <text:s text:c="24"/>5 + 2 = 7</text:p>
      <text:p text:style-name="P9">Subtração <text:s text:c="17"/>5 – 2 = 3</text:p>
      <text:p text:style-name="P9">Multiplicação <text:s text:c="11"/>5 * 2 = 10</text:p>
      <text:p text:style-name="P9">Divisão <text:s text:c="21"/>5 / 2 = 2.5</text:p>
      <text:p text:style-name="P9">Resto da divisão <text:s text:c="7"/>5 % 2 = 1 </text:p>
      <text:p text:style-name="P9">Potenciação <text:s text:c="14"/>5 ** 2 = 25</text:p>
      <text:p text:style-name="P9"/>
      <text:p text:style-name="P10">Ordem de precedência</text:p>
      <text:p text:style-name="P10"><draw:custom-shape text:anchor-type="paragraph" draw:z-index="0" draw:name="Forma1" draw:style-name="gr12" draw:text-style-name="P22" svg:width="0.472cm" svg:height="2.405cm" svg:x="-0.173cm" svg:y="0.37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/></text:p>
      <text:p text:style-name="P10"><text:s text:c="5"/>()</text:p>
      <text:p text:style-name="P10"><text:s text:c="5"/>**</text:p>
      <text:p text:style-name="P10"><text:s text:c="5"/>* <text:s/>/ <text:s/>% </text:p>
      <text:p text:style-name="P10"><text:s text:c="5"/>+ - </text:p>
      <text:p text:style-name="P10"/>
      <text:p text:style-name="P10"/>
      <text:p text:style-name="P11">Operadores de atribuição</text:p>
      <text:p text:style-name="P11"/>
      <text:p text:style-name="P11">x = y </text:p>
      <text:p text:style-name="P11">x += y</text:p>
      <text:p text:style-name="P11">x -= y</text:p>
      <text:p text:style-name="P11">x *= y</text:p>
      <text:p text:style-name="P11">x /= y</text:p>
      <text:p text:style-name="P11">x %= y</text:p>
      <text:p text:style-name="P11">x **= y</text:p>
      <text:p text:style-name="P11"/>
      <text:p text:style-name="P11">Operadores relacionais</text:p>
      <text:p text:style-name="P11"/>
      <text:p text:style-name="P11">&gt;</text:p>
      <text:p text:style-name="P11">&lt;</text:p>
      <text:p text:style-name="P11">&gt;=</text:p>
      <text:p text:style-name="P11">&lt;=</text:p>
      <text:p text:style-name="P11">==</text:p>
      <text:p text:style-name="P11">!=</text:p>
      <text:p text:style-name="P11"/>
      <text:p text:style-name="P12">Obs: Um operador relacional sempre vai retornar um valor boolean, ou seja true ou false.</text:p>
      <text:p text:style-name="P12"/>
      <text:p text:style-name="P12">Operadores de identidade</text:p>
      <text:p text:style-name="P12"/>
      <text:p text:style-name="P12">=== </text:p>
      <text:p text:style-name="P12">!<text:span text:style-name="T4">== </text:span></text:p>
      <text:p text:style-name="P12"/>
      <text:p text:style-name="P12">Obs: Esse operador compara se os valores são idênticos lavando em consideração o tipo também.</text:p>
      <text:p text:style-name="P12"/>
      <text:p text:style-name="P13">Operadores lógicos</text:p>
      <text:p text:style-name="P13"/>
      <text:p text:style-name="P13">! <text:s text:c="5"/>= <text:s text:c="3"/>Negação </text:p>
      <text:p text:style-name="P13">&amp;&amp; = <text:s text:c="3"/>Conjunção</text:p>
      <text:p text:style-name="P13">| | <text:s text:c="4"/>= <text:s text:c="3"/>Disjunção</text:p>
      <text:p text:style-name="P13"/>
      <text:p text:style-name="P13"/>
      <text:p text:style-name="P13"><text:soft-page-break/>Ordem de precedência operadores lógicos</text:p>
      <text:p text:style-name="P13"/>
      <text:p text:style-name="P13"><draw:custom-shape text:anchor-type="paragraph" draw:z-index="1" draw:name="Forma2" draw:style-name="gr11" draw:text-style-name="P22" svg:width="0.53cm" svg:height="2.329cm" svg:x="0.166cm" svg:y="0.2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/></text:p>
      <text:p text:style-name="P13"><text:s text:c="14"/>!</text:p>
      <text:p text:style-name="P13"><text:tab/><text:span text:style-name="T5">&amp;&amp;</text:span></text:p>
      <text:p text:style-name="P13"><text:tab/> <text:span text:style-name="T5">| | </text:span></text:p>
      <text:p text:style-name="P13"/>
      <text:p text:style-name="P13"/>
      <text:p text:style-name="P13"/>
      <text:p text:style-name="P13"/>
      <text:p text:style-name="P14">Operadores ternarios</text:p>
      <text:p text:style-name="P14"/>
      <text:p text:style-name="P14">? <text:s/>: </text:p>
      <text:p text:style-name="P14"/>
      <text:p text:style-name="P14">Ex: média &gt;= 7.0 ? “Aprovado” : “Reprovado”</text:p>
      <text:p text:style-name="P13"/>
      <text:p text:style-name="P14">Ordem de precedência de todos os operadores </text:p>
      <text:p text:style-name="P14"/>
      <text:p text:style-name="P14"><draw:custom-shape text:anchor-type="paragraph" draw:z-index="2" draw:name="Forma2_0" draw:style-name="gr10" draw:text-style-name="P22" svg:width="0.53cm" svg:height="4.102cm" svg:x="0.166cm" svg:y="0.13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14"/>Aritméticos = (), **, / …</text:p>
      <text:p text:style-name="P14"><text:tab/> <text:s/>Relacionais = &lt;, &gt;, &gt;= …</text:p>
      <text:p text:style-name="P14"><text:tab/> <text:s/>Logicos = <text:s text:c="2"/>!</text:p>
      <text:p text:style-name="P14"><text:tab/> <text:s text:c="18"/>&amp;&amp;</text:p>
      <text:p text:style-name="P14"><text:tab/> <text:s text:c="20"/>| |</text:p>
      <text:p text:style-name="P14"><text:tab/><text:tab/></text:p>
      <text:p text:style-name="P14"/>
      <text:p text:style-name="P14"/>
      <text:p text:style-name="P14"/>
      <text:p text:style-name="P14"/>
      <text:p text:style-name="P14"/>
      <text:p text:style-name="P15">DOM (Document Object Model)</text:p>
      <text:p text:style-name="P15"/>
      <text:p text:style-name="P15">Arvore DOM:</text:p>
      <text:p text:style-name="P15"/>
      <text:p text:style-name="P15"><text:s/></text:p>
      <text:p text:style-name="P15"><text:s text:c="18"/>window</text:p>
      <text:p text:style-name="P15"><draw:custom-shape text:anchor-type="paragraph" draw:z-index="3" draw:name="Forma3" draw:style-name="gr9" draw:text-style-name="P22" svg:width="0.265cm" svg:height="0.715cm" svg:x="2.6cm" svg:y="0.25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" draw:name="Forma4" draw:style-name="gr8" draw:text-style-name="P23" svg:width="0.16cm" svg:height="0.662cm" draw:transform="rotate (-1.09955742875643) translate (1.72331944444444cm 0.239888888888889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name="Forma5" draw:style-name="gr7" draw:text-style-name="P22" svg:width="0.189cm" svg:height="0.662cm" draw:transform="rotate (0.802851455917391) translate (3.79941666666667cm 0.335138888888889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5"/>
      <text:p text:style-name="P15">location <text:s text:c="4"/>document <text:s text:c="4"/>history</text:p>
      <text:p text:style-name="P15"><draw:custom-shape text:anchor-type="paragraph" draw:z-index="6" draw:name="Forma6" draw:style-name="gr6" draw:text-style-name="P22" svg:width="0.285cm" svg:height="0.71cm" svg:x="2.563cm" svg:y="0.2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tab/> <text:s text:c="3"/></text:p>
      <text:p text:style-name="P15"><text:tab/> <text:s text:c="8"/></text:p>
      <text:p text:style-name="P15"><text:s text:c="22"/>html</text:p>
      <text:p text:style-name="P15"><draw:custom-shape text:anchor-type="paragraph" draw:z-index="7" draw:name="Forma7" draw:style-name="gr5" draw:text-style-name="P22" svg:width="0.2cm" svg:height="0.766cm" draw:transform="rotate (-0.785398163397448) translate (2.45886111111111cm 0.144638888888889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Forma8" draw:style-name="gr4" draw:text-style-name="P22" svg:width="0.209cm" svg:height="0.775cm" draw:transform="rotate (0.820304748437335) translate (2.82927777777778cm 0.287513888888889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11"/></text:p>
      <text:p text:style-name="P15"><text:tab/> </text:p>
      <text:p text:style-name="P15"><text:s text:c="14"/>head <text:s text:c="8"/>body</text:p>
      <text:p text:style-name="P15"><draw:custom-shape text:anchor-type="paragraph" draw:z-index="9" draw:name="Forma9" draw:style-name="gr3" draw:text-style-name="P22" svg:width="0.265cm" svg:height="0.71cm" draw:transform="rotate (-0.767944870877505) translate (1.69156944444444cm 0.0917222222222222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Forma10" draw:style-name="gr2" draw:text-style-name="P22" svg:width="0.359cm" svg:height="0.775cm" draw:transform="rotate (0.785398163397448) translate (3.84175cm 0.303388888888889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4"/></text:p>
      <text:p text:style-name="P15"/>
      <text:p text:style-name="P15">meta <text:s text:c="2"/>title <text:s text:c="19"/>h1 <text:s text:c="4"/>p <text:s text:c="4"/>div </text:p>
      <text:p text:style-name="P15"><draw:custom-shape text:anchor-type="paragraph" draw:z-index="11" draw:name="Forma11" draw:style-name="gr1" draw:text-style-name="P22" svg:width="0.311cm" svg:height="0.729cm" svg:x="4.822cm" svg:y="0.12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25"/></text:p>
      <text:p text:style-name="P15"><text:s text:c="9"/></text:p>
      <text:p text:style-name="P15"><text:s text:c="43"/>strong</text:p>
      <text:p text:style-name="P15"/>
      <text:p text:style-name="P15"/>
      <text:p text:style-name="P16"><text:soft-page-break/>Formas de selecionar</text:p>
      <text:p text:style-name="P16"/>
      <text:p text:style-name="P16">Por Marca</text:p>
      <text:p text:style-name="P16">Por Id </text:p>
      <text:p text:style-name="P16">Por Nome</text:p>
      <text:p text:style-name="P16">Por Classe</text:p>
      <text:p text:style-name="P16">Por Seletor </text:p>
      <text:p text:style-name="P16"/>
      <text:p text:style-name="P16"/>
      <text:p text:style-name="P16">Por marca: </text:p>
      <text:p text:style-name="P16">ge<text:span text:style-name="T6">t</text:span>ElementsByTagName()</text:p>
      <text:p text:style-name="P16"/>
      <text:p text:style-name="P17">Por Id:</text:p>
      <text:p text:style-name="P17">getElementById()</text:p>
      <text:p text:style-name="P17"/>
      <text:p text:style-name="P17">Por Nome:</text:p>
      <text:p text:style-name="P17">getElementsByName()</text:p>
      <text:p text:style-name="P17"/>
      <text:p text:style-name="P17">Por class:</text:p>
      <text:p text:style-name="P17">gerElementByClassName()</text:p>
      <text:p text:style-name="P17"/>
      <text:p text:style-name="P18">Por seletor:</text:p>
      <text:p text:style-name="P18">querySelector()</text:p>
      <text:p text:style-name="P18">querySelectorAll()</text:p>
      <text:p text:style-name="P18"/>
      <text:p text:style-name="P18"/>
      <text:p text:style-name="P18"/>
      <text:p text:style-name="P20">Eventos DOM </text:p>
      <text:p text:style-name="P18"/>
      <text:p text:style-name="P20"><text:span text:style-name="T7">on</text:span>mouseenter = Evento que seu mouse entrou no local espesifico</text:p>
      <text:p text:style-name="P20"><text:span text:style-name="T7">on</text:span>mousemove = Indica que o mouse se moveu</text:p>
      <text:p text:style-name="P20"><text:span text:style-name="T7">on</text:span>mousedown = Indica que foi clicado e o usuario manteve precionado</text:p>
      <text:p text:style-name="P20"><text:span text:style-name="T7">on</text:span>mouseup = <text:s/>Indica que o mouse foi solto</text:p>
      <text:p text:style-name="P20"><text:span text:style-name="T7">on</text:span>click = Indica um click normal</text:p>
      <text:p text:style-name="P20"><text:span text:style-name="T7">on</text:span>mouseout = Indica que o mouse saiu do local demarcado </text:p>
      <text:p text:style-name="P20"/>
      <text:p text:style-name="P21"/>
      <text:p text:style-name="P21"/>
      <text:p text:style-name="P21"/>
      <text:p text:style-name="P21">Funções </text:p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8T08:12:10.039959685</meta:creation-date>
    <meta:generator>LibreOffice/6.4.7.2$Linux_X86_64 LibreOffice_project/40$Build-2</meta:generator>
    <dc:date>2022-06-26T21:34:58.794033096</dc:date>
    <meta:editing-duration>PT1H59M14S</meta:editing-duration>
    <meta:editing-cycles>6</meta:editing-cycles>
    <meta:document-statistic meta:table-count="0" meta:image-count="0" meta:object-count="0" meta:page-count="4" meta:paragraph-count="124" meta:word-count="508" meta:character-count="3285" meta:non-whitespace-character-count="2431"/>
  </office:meta>
</office:document-meta>
</file>